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3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4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Anhang 2: E-Mail der Geschäftsführung</text:p>
      <text:p text:style-name="P2"/>
      <text:p text:style-name="P3">Von: gf@bpk.de</text:p>
      <text:p text:style-name="P4">An: alle@bpk.de</text:p>
      <text:p text:style-name="P5">Betreff: Inventur 2025 – Vorbereitung</text:p>
      <text:p text:style-name="P6">Liebe Kolleginnen und Kollegen,</text:p>
      <text:p text:style-name="P7">in der nächsten Woche (ab Montag) findet unsere jährliche Inventur statt. Bitte sorgen Sie bis Freitag dafür, dass alle Waren korrekt eingelagert und zugänglich sind.</text:p>
      <text:p text:style-name="P8">Frau Krüger ist leider krank, daher übernimmt Herr/Frau ... (Aushilfe) vorerst die Koordination des Lagers.<text:s/></text:p>
      <text:p text:style-name="P9">Vielen Dank für Ihre Unterstützung!</text:p>
      <text:p text:style-name="P10">Mit freundlichen Grüßen,</text:p>
      <text:p text:style-name="P11">Franziska Lehmann</text:p>
      <text:p text:style-name="P12">Geschäftsführun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2-25T10:38:00Z</meta:creation-date>
    <dc:date>2026-02-25T10:44:00Z</dc:date>
    <meta:template xlink:href="Normal" xlink:type="simple"/>
    <meta:editing-cycles>1</meta:editing-cycles>
    <meta:editing-duration>PT0S</meta:editing-duration>
    <meta:document-statistic meta:page-count="1" meta:paragraph-count="1" meta:word-count="70" meta:character-count="512" meta:row-count="3" meta:non-whitespace-character-count="443"/>
  </office:meta>
</office:document-meta>
</file>